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0e4c04" officeooo:paragraph-rsid="0128b67e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fc7d"/>
    </style:style>
    <style:style style:name="T44" style:family="text">
      <style:text-properties officeooo:rsid="0118d7b2"/>
    </style:style>
    <style:style style:name="T45" style:family="text">
      <style:text-properties officeooo:rsid="0122091f"/>
    </style:style>
    <style:style style:name="T46" style:family="text">
      <style:text-properties officeooo:rsid="01242d77"/>
    </style:style>
    <style:style style:name="T47" style:family="text">
      <style:text-properties officeooo:rsid="012771c8"/>
    </style:style>
    <style:style style:name="T48" style:family="text">
      <style:text-properties officeooo:rsid="0128b67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4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5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6">2de2</text:span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7">2de2</text:span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><text:a xlink:type="simple" xlink:href="https://CODERPROG.COM/RXJS-ESSENTIALS-BRING-REACTIVE-PROGRAMMING-TO-YOUR-JAVASCRIPT-APPS/1de4" text:style-name="Internet_20_link" text:visited-style-name="Visited_20_Internet_20_Link"><text:span text:style-name="T48">HTTPS://CODERPROG.COM/RXJS-ESSENTIALS-BRING-REACTIVE-PROGRAMMING-TO-YOUR-JAVASCRIPT-APPS/4de4</text:span></text:a></text:p>
      <text:p text:style-name="P55"/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5T11:07:55.492936999</dc:date>
    <meta:editing-duration>PT11H3M15S</meta:editing-duration>
    <meta:editing-cycles>204</meta:editing-cycles>
    <meta:document-statistic meta:table-count="0" meta:image-count="0" meta:object-count="0" meta:page-count="2" meta:paragraph-count="55" meta:word-count="58" meta:character-count="3148" meta:non-whitespace-character-count="3142"/>
  </office:meta>
</office:document-meta>
</file>